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b73" officeooo:paragraph-rsid="001d7b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01;138</text:p>
      <text:p text:style-name="P1">1557;138</text:p>
      <text:p text:style-name="P1">1713;138</text:p>
      <text:p text:style-name="P1">1868;138</text:p>
      <text:p text:style-name="P1">2025;138</text:p>
      <text:p text:style-name="P1">2181;139</text:p>
      <text:p text:style-name="P1">2336;138</text:p>
      <text:p text:style-name="P1">2493;138</text:p>
      <text:p text:style-name="P1">2649;138</text:p>
      <text:p text:style-name="P1">2804;138</text:p>
      <text:p text:style-name="P1">2960;138</text:p>
      <text:p text:style-name="P1">3117;138</text:p>
      <text:p text:style-name="P1">3272;138</text:p>
      <text:p text:style-name="P1">3428;138</text:p>
      <text:p text:style-name="P1">3585;138</text:p>
      <text:p text:style-name="P1">3740;138</text:p>
      <text:p text:style-name="P1">3896;138</text:p>
      <text:p text:style-name="P1">4051;138</text:p>
      <text:p text:style-name="P1">4208;138</text:p>
      <text:p text:style-name="P1">4364;138</text:p>
      <text:p text:style-name="P1">4519;138</text:p>
      <text:p text:style-name="P1">4675;138</text:p>
      <text:p text:style-name="P1">4832;138</text:p>
      <text:p text:style-name="P1">4987;138</text:p>
      <text:p text:style-name="P1">5143;138</text:p>
      <text:p text:style-name="P1">5299;138</text:p>
      <text:p text:style-name="P1">5455;138</text:p>
      <text:p text:style-name="P1">5611;138</text:p>
      <text:p text:style-name="P1">5767;138</text:p>
      <text:p text:style-name="P1">5922;139</text:p>
      <text:p text:style-name="P1">6079;138</text:p>
      <text:p text:style-name="P1">6235;139</text:p>
      <text:p text:style-name="P1">6390;138</text:p>
      <text:p text:style-name="P1">6547;138</text:p>
      <text:p text:style-name="P1">6703;138</text:p>
      <text:p text:style-name="P1">6858;138</text:p>
      <text:p text:style-name="P1">7015;138</text:p>
      <text:p text:style-name="P1">7171;138</text:p>
      <text:p text:style-name="P1">7326;138</text:p>
      <text:p text:style-name="P1">7483;138</text:p>
      <text:p text:style-name="P1">7639;138</text:p>
      <text:p text:style-name="P1">7794;138</text:p>
      <text:p text:style-name="P1">7951;138</text:p>
      <text:p text:style-name="P1">8107;138</text:p>
      <text:p text:style-name="P1">8262;138</text:p>
      <text:p text:style-name="P1">8418;138</text:p>
      <text:p text:style-name="P1">8574;138</text:p>
      <text:p text:style-name="P1">8730;138</text:p>
      <text:p text:style-name="P1">8886;139</text:p>
      <text:p text:style-name="P1">9042;138</text:p>
      <text:p text:style-name="P1">9198;138</text:p>
      <text:p text:style-name="P1">9354;138</text:p>
      <text:p text:style-name="P1"><text:soft-page-break/>9509;138</text:p>
      <text:p text:style-name="P1">9666;139</text:p>
      <text:p text:style-name="P1">9822;139</text:p>
      <text:p text:style-name="P1">9978;139</text:p>
      <text:p text:style-name="P1">10134;139</text:p>
      <text:p text:style-name="P1">10291;138</text:p>
      <text:p text:style-name="P1">10446;137</text:p>
      <text:p text:style-name="P1">10602;139</text:p>
      <text:p text:style-name="P1">10759;139</text:p>
      <text:p text:style-name="P1">10914;138</text:p>
      <text:p text:style-name="P1">11071;139</text:p>
      <text:p text:style-name="P1">11227;138</text:p>
      <text:p text:style-name="P1">11383;138</text:p>
      <text:p text:style-name="P1">11539;139</text:p>
      <text:p text:style-name="P1">11696;138</text:p>
      <text:p text:style-name="P1">11851;138</text:p>
      <text:p text:style-name="P1">12008;138</text:p>
      <text:p text:style-name="P1">12164;138</text:p>
      <text:p text:style-name="P1">12319;138</text:p>
      <text:p text:style-name="P1">12476;139</text:p>
      <text:p text:style-name="P1">12632;139</text:p>
      <text:p text:style-name="P1">12788;138</text:p>
      <text:p text:style-name="P1">12945;138</text:p>
      <text:p text:style-name="P1">13101;139</text:p>
      <text:p text:style-name="P1">13257;139</text:p>
      <text:p text:style-name="P1">13413;138</text:p>
      <text:p text:style-name="P1">13570;138</text:p>
      <text:p text:style-name="P1">13725;138</text:p>
      <text:p text:style-name="P1">13882;138</text:p>
      <text:p text:style-name="P1">14038;138</text:p>
      <text:p text:style-name="P1">14194;139</text:p>
      <text:p text:style-name="P1">14350;138</text:p>
      <text:p text:style-name="P1">14507;138</text:p>
      <text:p text:style-name="P1">14662;139</text:p>
      <text:p text:style-name="P1">14819;138</text:p>
      <text:p text:style-name="P1">14974;138</text:p>
      <text:p text:style-name="P1">15130;139</text:p>
      <text:p text:style-name="P1">15287;138</text:p>
      <text:p text:style-name="P1">15442;139</text:p>
      <text:p text:style-name="P1">15599;138</text:p>
      <text:p text:style-name="P1">15755;138</text:p>
      <text:p text:style-name="P1">15911;138</text:p>
      <text:p text:style-name="P1">16067;139</text:p>
      <text:p text:style-name="P1">16224;138</text:p>
      <text:p text:style-name="P1">16379;139</text:p>
      <text:p text:style-name="P1">16536;138</text:p>
      <text:p text:style-name="P1">16692;138</text:p>
      <text:p text:style-name="P1">16847;138</text:p>
      <text:p text:style-name="P1">17004;139</text:p>
      <text:p text:style-name="P1">17160;138</text:p>
      <text:p text:style-name="P1">17316;139</text:p>
      <text:p text:style-name="P1">17473;138</text:p>
      <text:p text:style-name="P1"><text:soft-page-break/>17629;138</text:p>
      <text:p text:style-name="P1">17784;138</text:p>
      <text:p text:style-name="P1">17941;139</text:p>
      <text:p text:style-name="P1">18098;138</text:p>
      <text:p text:style-name="P1">18253;138</text:p>
      <text:p text:style-name="P1">18409;138</text:p>
      <text:p text:style-name="P1">18566;139</text:p>
      <text:p text:style-name="P1">18721;139</text:p>
      <text:p text:style-name="P1">18878;139</text:p>
      <text:p text:style-name="P1">19035;139</text:p>
      <text:p text:style-name="P1">19190;138</text:p>
      <text:p text:style-name="P1">19347;139</text:p>
      <text:p text:style-name="P1">19503;139</text:p>
      <text:p text:style-name="P1">19659;139</text:p>
      <text:p text:style-name="P1">19815;139</text:p>
      <text:p text:style-name="P1">19972;139</text:p>
      <text:p text:style-name="P1">20127;138</text:p>
      <text:p text:style-name="P1">20284;138</text:p>
      <text:p text:style-name="P1">20440;139</text:p>
      <text:p text:style-name="P1">20596;139</text:p>
      <text:p text:style-name="P1">20753;138</text:p>
      <text:p text:style-name="P1">20909;139</text:p>
      <text:p text:style-name="P1">21065;138</text:p>
      <text:p text:style-name="P1">21221;139</text:p>
      <text:p text:style-name="P1">21378;139</text:p>
      <text:p text:style-name="P1">21534;138</text:p>
      <text:p text:style-name="P1">21690;138</text:p>
      <text:p text:style-name="P1">21846;138</text:p>
      <text:p text:style-name="P1">22002;139</text:p>
      <text:p text:style-name="P1">22159;139</text:p>
      <text:p text:style-name="P1">22315;139</text:p>
      <text:p text:style-name="P1">22471;138</text:p>
      <text:p text:style-name="P1">22627;138</text:p>
      <text:p text:style-name="P1">22784;138</text:p>
      <text:p text:style-name="P1">22939;139</text:p>
      <text:p text:style-name="P1">23096;138</text:p>
      <text:p text:style-name="P1">23251;138</text:p>
      <text:p text:style-name="P1">23407;138</text:p>
      <text:p text:style-name="P1">23564;139</text:p>
      <text:p text:style-name="P1">23720;139</text:p>
      <text:p text:style-name="P1">23876;139</text:p>
      <text:p text:style-name="P1">24032;139</text:p>
      <text:p text:style-name="P1">24188;138</text:p>
      <text:p text:style-name="P1">24344;138</text:p>
      <text:p text:style-name="P1">24501;140</text:p>
      <text:p text:style-name="P1">24657;139</text:p>
      <text:p text:style-name="P1">24813;138</text:p>
      <text:p text:style-name="P1">24970;139</text:p>
      <text:p text:style-name="P1">25125;139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48:25.141991203</meta:creation-date>
    <dc:date>2018-06-22T20:48:41.879585642</dc:date>
    <meta:editing-duration>PT17S</meta:editing-duration>
    <meta:editing-cycles>1</meta:editing-cycles>
    <meta:document-statistic meta:table-count="0" meta:image-count="0" meta:object-count="0" meta:page-count="3" meta:paragraph-count="153" meta:word-count="153" meta:character-count="1322" meta:non-whitespace-character-count="1321"/>
    <meta:generator>LibreOffice/5.1.6.2$Linux_X86_64 LibreOffice_project/10m0$Build-2</meta:generator>
  </office:meta>
</office:document-meta>
</file>